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 style:font-pitch="variable"/>
  </office:font-face-decls>
  <office:automatic-styles>
    <style:style style:name="P1" style:family="paragraph" style:parent-style-name="Text_20_body">
      <style:text-properties fo:language="es" fo:country="ES" officeooo:paragraph-rsid="001202b7"/>
    </style:style>
    <style:style style:name="P2" style:family="paragraph" style:parent-style-name="Text_20_body">
      <style:text-properties fo:language="es" fo:country="ES" officeooo:paragraph-rsid="00127153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text-properties fo:language="es" fo:country="ES" style:text-underline-style="none" officeooo:paragraph-rsid="001d2769"/>
    </style:style>
    <style:style style:name="P5" style:family="paragraph" style:parent-style-name="Text_20_body">
      <style:text-properties fo:language="es" fo:country="ES" style:text-underline-style="none" officeooo:rsid="00245306" officeooo:paragraph-rsid="00245306"/>
    </style:style>
    <style:style style:name="P6" style:family="paragraph" style:parent-style-name="Text_20_body">
      <style:text-properties fo:language="es" fo:country="ES" style:text-underline-style="none" officeooo:rsid="002258c6" officeooo:paragraph-rsid="00245306"/>
    </style:style>
    <style:style style:name="P7" style:family="paragraph" style:parent-style-name="Text_20_body">
      <style:text-properties fo:language="es" fo:country="ES" style:text-underline-style="none" officeooo:rsid="002a2aba" officeooo:paragraph-rsid="002a75b2"/>
    </style:style>
    <style:style style:name="P8" style:family="paragraph" style:parent-style-name="Text_20_body">
      <style:text-properties fo:color="#2a6099" loext:opacity="100%" fo:language="es" fo:country="ES" fo:font-weight="bold" style:font-weight-asian="bold" style:font-weight-complex="bold"/>
    </style:style>
    <style:style style:name="P9" style:family="paragraph" style:parent-style-name="Text_20_body">
      <style:text-properties officeooo:rsid="001d2769" officeooo:paragraph-rsid="001d2769"/>
    </style:style>
    <style:style style:name="P10" style:family="paragraph" style:parent-style-name="Text_20_body">
      <style:text-properties officeooo:paragraph-rsid="0011262f"/>
    </style:style>
    <style:style style:name="P11" style:family="paragraph" style:parent-style-name="Text_20_body">
      <style:text-properties officeooo:rsid="000f0966" officeooo:paragraph-rsid="000f0966"/>
    </style:style>
    <style:style style:name="P12" style:family="paragraph" style:parent-style-name="Text_20_body">
      <style:text-properties style:text-underline-style="none" officeooo:rsid="000f557c" officeooo:paragraph-rsid="000f557c"/>
    </style:style>
    <style:style style:name="P13" style:family="paragraph" style:parent-style-name="Text_20_body">
      <style:text-properties style:text-underline-style="none" officeooo:rsid="002b3987" officeooo:paragraph-rsid="002b3987"/>
    </style:style>
    <style:style style:name="P14" style:family="paragraph" style:parent-style-name="Text_20_body">
      <style:text-properties officeooo:paragraph-rsid="001d2769"/>
    </style:style>
    <style:style style:name="P15" style:family="paragraph" style:parent-style-name="Text_20_body">
      <style:text-properties officeooo:paragraph-rsid="00162a6b"/>
    </style:style>
    <style:style style:name="P16" style:family="paragraph" style:parent-style-name="Text_20_body">
      <style:text-properties officeooo:rsid="002258c6" officeooo:paragraph-rsid="002258c6"/>
    </style:style>
    <style:style style:name="P17" style:family="paragraph" style:parent-style-name="Text_20_body">
      <style:text-properties officeooo:rsid="002258c6" officeooo:paragraph-rsid="00245306"/>
    </style:style>
    <style:style style:name="P18" style:family="paragraph" style:parent-style-name="Text_20_body">
      <style:text-properties officeooo:rsid="002258c6" officeooo:paragraph-rsid="0028787d"/>
    </style:style>
    <style:style style:name="P19" style:family="paragraph" style:parent-style-name="Text_20_body">
      <style:text-properties officeooo:rsid="002258c6" officeooo:paragraph-rsid="002a2aba"/>
    </style:style>
    <style:style style:name="P20" style:family="paragraph" style:parent-style-name="Text_20_body">
      <style:text-properties officeooo:rsid="00245306" officeooo:paragraph-rsid="00245306"/>
    </style:style>
    <style:style style:name="P21" style:family="paragraph" style:parent-style-name="Text_20_body">
      <style:text-properties officeooo:rsid="00175aa1" officeooo:paragraph-rsid="00175aa1"/>
    </style:style>
    <style:style style:name="P22" style:family="paragraph" style:parent-style-name="Text_20_body">
      <style:text-properties officeooo:rsid="00278464" officeooo:paragraph-rsid="0028787d"/>
    </style:style>
    <style:style style:name="P23" style:family="paragraph" style:parent-style-name="Text_20_body">
      <style:text-properties officeooo:rsid="0028787d" officeooo:paragraph-rsid="0028787d"/>
    </style:style>
    <style:style style:name="P24" style:family="paragraph" style:parent-style-name="Text_20_body">
      <style:text-properties fo:color="#ff0000" loext:opacity="100%" fo:font-style="italic" style:text-underline-style="solid" style:text-underline-width="auto" style:text-underline-color="font-color" officeooo:rsid="002deb2d" officeooo:paragraph-rsid="002deb2d" style:font-style-asian="italic" style:font-style-complex="italic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2">
      <style:text-properties style:text-underline-style="solid" style:text-underline-width="auto" style:text-underline-color="font-color" officeooo:rsid="002b3987" officeooo:paragraph-rsid="002b3987"/>
    </style:style>
    <style:style style:name="P27" style:family="paragraph" style:parent-style-name="Heading_20_2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9" style:family="paragraph" style:parent-style-name="Heading_20_3">
      <style:text-properties fo:language="es" fo:country="ES" style:text-underline-style="none" officeooo:rsid="00151daf" officeooo:paragraph-rsid="00151daf"/>
    </style:style>
    <style:style style:name="P30" style:family="paragraph" style:parent-style-name="Heading_20_3">
      <style:text-properties officeooo:rsid="001b4c3a" officeooo:paragraph-rsid="001b4c3a"/>
    </style:style>
    <style:style style:name="P31" style:family="paragraph" style:parent-style-name="Heading_20_3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2" style:family="paragraph" style:parent-style-name="Text_20_body">
      <style:text-properties style:text-underline-style="none" officeooo:rsid="001d2769" officeooo:paragraph-rsid="001d2769"/>
    </style:style>
    <style:style style:name="P33" style:family="paragraph" style:parent-style-name="Text_20_body">
      <style:text-properties style:text-underline-style="none"/>
    </style:style>
    <style:style style:name="P34" style:family="paragraph" style:parent-style-name="Text_20_body">
      <style:text-properties style:text-underline-style="none" officeooo:rsid="00373e62" officeooo:paragraph-rsid="00373e62"/>
    </style:style>
    <style:style style:name="P35" style:family="paragraph" style:parent-style-name="Text_20_body">
      <style:text-properties style:text-underline-style="none" officeooo:rsid="00396b84" officeooo:paragraph-rsid="00396b84"/>
    </style:style>
    <style:style style:name="P36" style:family="paragraph" style:parent-style-name="Text_20_body">
      <style:text-properties style:text-underline-style="none" officeooo:rsid="0039ccd5" officeooo:paragraph-rsid="00396b84"/>
    </style:style>
    <style:style style:name="P37" style:family="paragraph" style:parent-style-name="Text_20_body">
      <style:text-properties style:text-underline-style="none" officeooo:rsid="0039ccd5" officeooo:paragraph-rsid="0039ccd5"/>
    </style:style>
    <style:style style:name="P38" style:family="paragraph" style:parent-style-name="Text_20_body">
      <style:text-properties style:text-underline-style="none" officeooo:rsid="003bec4a" officeooo:paragraph-rsid="003bec4a"/>
    </style:style>
    <style:style style:name="P39" style:family="paragraph" style:parent-style-name="Text_20_body">
      <style:text-properties style:text-underline-style="none" officeooo:rsid="003e0883" officeooo:paragraph-rsid="003f6e19"/>
    </style:style>
    <style:style style:name="P40" style:family="paragraph" style:parent-style-name="Text_20_body">
      <style:text-properties style:text-underline-style="none" officeooo:rsid="003f6e19" officeooo:paragraph-rsid="003f6e19"/>
    </style:style>
    <style:style style:name="P41" style:family="paragraph" style:parent-style-name="Text_20_body">
      <style:text-properties style:text-underline-style="none" officeooo:rsid="003f6e19" officeooo:paragraph-rsid="003fca57"/>
    </style:style>
    <style:style style:name="P42" style:family="paragraph" style:parent-style-name="Text_20_body">
      <style:text-properties fo:language="es" fo:country="ES"/>
    </style:style>
    <style:style style:name="P43" style:family="paragraph" style:parent-style-name="Text_20_body">
      <style:text-properties fo:language="es" fo:country="ES" officeooo:rsid="0011262f" officeooo:paragraph-rsid="00127153"/>
    </style:style>
    <style:style style:name="P44" style:family="paragraph" style:parent-style-name="Text_20_body">
      <style:text-properties fo:language="es" fo:country="ES" officeooo:paragraph-rsid="00127153"/>
    </style:style>
    <style:style style:name="P45" style:family="paragraph" style:parent-style-name="Text_20_body">
      <style:text-properties fo:language="es" fo:country="ES" officeooo:rsid="0032374f" officeooo:paragraph-rsid="0032374f"/>
    </style:style>
    <style:style style:name="P46" style:family="paragraph" style:parent-style-name="Text_20_body">
      <style:text-properties fo:language="es" fo:country="ES" style:text-underline-style="none" officeooo:paragraph-rsid="001d2769"/>
    </style:style>
    <style:style style:name="P47" style:family="paragraph" style:parent-style-name="Text_20_body">
      <style:text-properties fo:language="es" fo:country="ES" style:text-underline-style="none" officeooo:rsid="00357ef1" officeooo:paragraph-rsid="00357ef1"/>
    </style:style>
    <style:style style:name="P48" style:family="paragraph" style:parent-style-name="Text_20_body">
      <style:text-properties fo:language="es" fo:country="ES" style:text-underline-style="none" officeooo:rsid="00278464" officeooo:paragraph-rsid="00434ff5"/>
    </style:style>
    <style:style style:name="P49" style:family="paragraph" style:parent-style-name="Text_20_body">
      <style:text-properties fo:language="es" fo:country="ES" officeooo:rsid="003fca57" officeooo:paragraph-rsid="003fca57"/>
    </style:style>
    <style:style style:name="P50" style:family="paragraph" style:parent-style-name="Text_20_body">
      <style:text-properties fo:language="es" fo:country="ES" officeooo:rsid="003fca57" officeooo:paragraph-rsid="0041eb5e"/>
    </style:style>
    <style:style style:name="P51" style:family="paragraph" style:parent-style-name="Text_20_body">
      <style:text-properties fo:language="es" fo:country="ES" officeooo:rsid="003fca57" officeooo:paragraph-rsid="00455f9a"/>
    </style:style>
    <style:style style:name="P52" style:family="paragraph" style:parent-style-name="Text_20_body">
      <style:text-properties fo:language="es" fo:country="ES" officeooo:rsid="0041eb5e" officeooo:paragraph-rsid="0041eb5e"/>
    </style:style>
    <style:style style:name="P53" style:family="paragraph" style:parent-style-name="Text_20_body">
      <style:text-properties fo:language="es" fo:country="ES" officeooo:rsid="00434ff5" officeooo:paragraph-rsid="00434ff5"/>
    </style:style>
    <style:style style:name="P54" style:family="paragraph" style:parent-style-name="Text_20_body">
      <style:text-properties officeooo:rsid="00245306" officeooo:paragraph-rsid="00245306"/>
    </style:style>
    <style:style style:name="P55" style:family="paragraph" style:parent-style-name="Text_20_body">
      <style:text-properties officeooo:rsid="00278464" officeooo:paragraph-rsid="0028787d"/>
    </style:style>
    <style:style style:name="P56" style:family="paragraph" style:parent-style-name="Text_20_body">
      <style:text-properties officeooo:rsid="0028787d" officeooo:paragraph-rsid="0028787d"/>
    </style:style>
    <style:style style:name="P57" style:family="paragraph" style:parent-style-name="Text_20_body">
      <style:text-properties fo:color="#666666" loext:opacity="100%" fo:language="es" fo:country="ES" style:text-underline-style="none" officeooo:rsid="00245306" officeooo:paragraph-rsid="00245306"/>
    </style:style>
    <style:style style:name="P58" style:family="paragraph" style:parent-style-name="Text_20_body">
      <style:text-properties officeooo:rsid="002639c6" officeooo:paragraph-rsid="002639c6"/>
    </style:style>
    <style:style style:name="P59" style:family="paragraph" style:parent-style-name="Text_20_body">
      <style:text-properties officeooo:rsid="002639c6" officeooo:paragraph-rsid="00373e62"/>
    </style:style>
    <style:style style:name="P60" style:family="paragraph" style:parent-style-name="Text_20_body">
      <style:text-properties officeooo:rsid="00175aa1" officeooo:paragraph-rsid="00175aa1"/>
    </style:style>
    <style:style style:name="P61" style:family="paragraph" style:parent-style-name="Text_20_body">
      <style:text-properties officeooo:rsid="0035ecc5" officeooo:paragraph-rsid="0035ecc5"/>
    </style:style>
    <style:style style:name="P62" style:family="paragraph" style:parent-style-name="Text_20_body">
      <style:text-properties officeooo:rsid="001b4c3a" officeooo:paragraph-rsid="001b4c3a"/>
    </style:style>
    <style:style style:name="P63" style:family="paragraph" style:parent-style-name="Text_20_body">
      <style:text-properties officeooo:rsid="002b3987" officeooo:paragraph-rsid="002b3987"/>
    </style:style>
    <style:style style:name="P64" style:family="paragraph" style:parent-style-name="Text_20_body">
      <style:text-properties officeooo:rsid="0039c563" officeooo:paragraph-rsid="0039c563"/>
    </style:style>
    <style:style style:name="P65" style:family="paragraph" style:parent-style-name="Text_20_body">
      <style:text-properties officeooo:rsid="003c0a5e" officeooo:paragraph-rsid="003c0a5e"/>
    </style:style>
    <style:style style:name="P66" style:family="paragraph" style:parent-style-name="Title">
      <style:text-properties fo:language="es" fo:country="ES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0f0966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0f0966" style:font-weight-asian="bold" style:font-weight-complex="bold"/>
    </style:style>
    <style:style style:name="T5" style:family="text">
      <style:text-properties fo:color="#2a6099" loext:opacity="100%" fo:font-weight="bold" officeooo:rsid="001202b7" style:font-weight-asian="bold" style:font-weight-complex="bold"/>
    </style:style>
    <style:style style:name="T6" style:family="text">
      <style:text-properties fo:color="#2a6099" loext:opacity="100%" fo:font-weight="bold" officeooo:rsid="00127153" style:font-weight-asian="bold" style:font-weight-complex="bold"/>
    </style:style>
    <style:style style:name="T7" style:family="text">
      <style:text-properties fo:color="#2a6099" loext:opacity="100%" fo:font-weight="bold" officeooo:rsid="0011262f" style:font-weight-asian="bold" style:font-weight-complex="bold"/>
    </style:style>
    <style:style style:name="T8" style:family="text">
      <style:text-properties fo:color="#2a6099" loext:opacity="100%" fo:font-weight="bold" officeooo:rsid="0028787d" style:font-weight-asian="bold" style:font-weight-complex="bold"/>
    </style:style>
    <style:style style:name="T9" style:family="text">
      <style:text-properties fo:color="#2a6099" loext:opacity="100%" fo:font-weight="bold" officeooo:rsid="002a2aba" style:font-weight-asian="bold" style:font-weight-complex="bold"/>
    </style:style>
    <style:style style:name="T10" style:family="text">
      <style:text-properties fo:color="#2a6099" loext:opacity="100%" fo:font-weight="bold" officeooo:rsid="0041eb5e" style:font-weight-asian="bold" style:font-weight-complex="bold"/>
    </style:style>
    <style:style style:name="T11" style:family="text">
      <style:text-properties fo:color="#2a6099" loext:opacity="100%" fo:font-weight="bold" officeooo:rsid="00434ff5" style:font-weight-asian="bold" style:font-weight-complex="bold"/>
    </style:style>
    <style:style style:name="T12" style:family="text">
      <style:text-properties fo:color="#2a6099" loext:opacity="100%" fo:language="es" fo:country="ES" fo:font-weight="bold" style:font-weight-asian="bold" style:font-weight-complex="bold"/>
    </style:style>
    <style:style style:name="T13" style:family="text">
      <style:text-properties fo:color="#2a6099" loext:opacity="100%" fo:language="es" fo:country="ES" style:text-underline-style="none" fo:font-weight="bold" style:font-weight-asian="bold" style:font-weight-complex="bold"/>
    </style:style>
    <style:style style:name="T14" style:family="text">
      <style:text-properties fo:color="#2a6099" loext:opacity="100%" style:text-underline-style="none" fo:font-weight="bold" officeooo:rsid="001d2769" style:font-weight-asian="bold" style:font-weight-complex="bold"/>
    </style:style>
    <style:style style:name="T15" style:family="text">
      <style:text-properties fo:color="#2a6099" loext:opacity="100%" style:text-underline-style="none" fo:font-weight="bold" officeooo:rsid="003ba7fe" style:font-weight-asian="bold" style:font-weight-complex="bold"/>
    </style:style>
    <style:style style:name="T16" style:family="text">
      <style:text-properties fo:color="#2a6099" loext:opacity="100%" style:font-name="Ubuntu" fo:language="es" fo:country="ES" style:text-underline-style="none" fo:font-weight="bold" style:font-weight-asian="bold" style:font-weight-complex="bold"/>
    </style:style>
    <style:style style:name="T17" style:family="text">
      <style:text-properties fo:color="#2a6099" loext:opacity="100%" style:font-name="Ubuntu" fo:language="es" fo:country="ES" style:text-underline-style="none" fo:font-weight="bold" officeooo:rsid="002639c6" style:font-weight-asian="bold" style:font-weight-complex="bold"/>
    </style:style>
    <style:style style:name="T18" style:family="text">
      <style:text-properties fo:color="#2a6099" loext:opacity="100%" style:font-name="Ubuntu" fo:font-weight="bold" officeooo:rsid="002639c6" style:font-weight-asian="bold" style:font-weight-complex="bold"/>
    </style:style>
    <style:style style:name="T19" style:family="text">
      <style:text-properties fo:color="#2a6099" loext:opacity="100%" style:font-name="Ubuntu" fo:font-weight="bold" officeooo:rsid="00434ff5" style:font-weight-asian="bold" style:font-weight-complex="bold"/>
    </style:style>
    <style:style style:name="T20" style:family="text">
      <style:text-properties fo:color="#2a6099" loext:opacity="100%" style:font-name="Ubuntu" fo:font-weight="bold" officeooo:rsid="00455f9a" style:font-weight-asian="bold" style:font-weight-complex="bold"/>
    </style:style>
    <style:style style:name="T21" style:family="text">
      <style:text-properties fo:color="#2a6099" loext:opacity="100%" style:font-name="Ubuntu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2a6099" loext:opacity="100%" style:font-name="Ubuntu" fo:font-weight="normal" officeooo:rsid="002639c6" style:font-weight-asian="normal" style:font-weight-complex="normal"/>
    </style:style>
    <style:style style:name="T23" style:family="text">
      <style:text-properties fo:color="#2a6099" loext:opacity="100%" style:font-name="Ubuntu" fo:font-weight="normal" officeooo:rsid="00434ff5" style:font-weight-asian="normal" style:font-weight-complex="normal"/>
    </style:style>
    <style:style style:name="T24" style:family="text">
      <style:text-properties fo:color="#2a6099" loext:opacity="100%" style:font-name="Ubuntu" officeooo:rsid="00455f9a"/>
    </style:style>
    <style:style style:name="T25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0f0966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fo:font-weight="normal" officeooo:rsid="0028787d" style:font-weight-asian="normal" style:font-weight-complex="normal"/>
    </style:style>
    <style:style style:name="T29" style:family="text">
      <style:text-properties style:use-window-font-color="true" loext:opacity="0%" fo:font-weight="normal" officeooo:rsid="002a2aba" style:font-weight-asian="normal" style:font-weight-complex="normal"/>
    </style:style>
    <style:style style:name="T30" style:family="text">
      <style:text-properties style:use-window-font-color="true" loext:opacity="0%" fo:font-weight="normal" officeooo:rsid="00434ff5" style:font-weight-asian="normal" style:font-weight-complex="normal"/>
    </style:style>
    <style:style style:name="T31" style:family="text">
      <style:text-properties style:use-window-font-color="true" loext:opacity="0%" fo:language="es" fo:country="ES"/>
    </style:style>
    <style:style style:name="T32" style:family="text">
      <style:text-properties style:use-window-font-color="true" loext:opacity="0%" fo:language="es" fo:country="ES" style:text-underline-style="none" officeooo:rsid="002639c6"/>
    </style:style>
    <style:style style:name="T33" style:family="text">
      <style:text-properties style:use-window-font-color="true" loext:opacity="0%" fo:language="es" fo:country="ES" officeooo:rsid="003408e2"/>
    </style:style>
    <style:style style:name="T34" style:family="text">
      <style:text-properties style:use-window-font-color="true" loext:opacity="0%" style:text-underline-style="none" fo:font-weight="normal" officeooo:rsid="001d2769" style:font-weight-asian="normal" style:font-weight-complex="normal"/>
    </style:style>
    <style:style style:name="T35" style:family="text">
      <style:text-properties style:use-window-font-color="true" loext:opacity="0%" style:text-underline-style="none" fo:font-weight="normal" officeooo:rsid="003ba7fe" style:font-weight-asian="normal" style:font-weight-complex="normal"/>
    </style:style>
    <style:style style:name="T36" style:family="text">
      <style:text-properties style:use-window-font-color="true" loext:opacity="0%" fo:font-style="normal" fo:font-weight="normal" officeooo:rsid="0028787d" style:font-style-asian="normal" style:font-weight-asian="normal" style:font-style-complex="normal" style:font-weight-complex="normal"/>
    </style:style>
    <style:style style:name="T37" style:family="text">
      <style:text-properties style:use-window-font-color="true" loext:opacity="0%" style:font-name="Ubuntu" fo:language="es" fo:country="ES" style:text-underline-style="none" fo:font-weight="normal" style:font-weight-asian="normal" style:font-weight-complex="normal"/>
    </style:style>
    <style:style style:name="T38" style:family="text">
      <style:text-properties style:use-window-font-color="true" loext:opacity="0%" style:font-name="Ubuntu" fo:language="es" fo:country="ES" style:text-underline-style="none" fo:font-weight="normal" officeooo:rsid="00373e62" style:font-weight-asian="normal" style:font-weight-complex="normal"/>
    </style:style>
    <style:style style:name="T39" style:family="text">
      <style:text-properties style:use-window-font-color="true" loext:opacity="0%" style:font-name="Ubuntu" fo:font-weight="normal" officeooo:rsid="002639c6" style:font-weight-asian="normal" style:font-weight-complex="normal"/>
    </style:style>
    <style:style style:name="T40" style:family="text">
      <style:text-properties style:use-window-font-color="true" loext:opacity="0%" style:font-name="Ubuntu" fo:font-weight="normal" officeooo:rsid="00434ff5" style:font-weight-asian="normal" style:font-weight-complex="normal"/>
    </style:style>
    <style:style style:name="T41" style:family="text">
      <style:text-properties style:use-window-font-color="true" loext:opacity="0%" fo:font-weight="bold" officeooo:rsid="00434ff5" style:font-weight-asian="bold" style:font-weight-complex="bold"/>
    </style:style>
    <style:style style:name="T42" style:family="text">
      <style:text-properties fo:language="es" fo:country="ES"/>
    </style:style>
    <style:style style:name="T43" style:family="text">
      <style:text-properties fo:language="es" fo:country="ES" style:text-underline-style="none"/>
    </style:style>
    <style:style style:name="T44" style:family="text">
      <style:text-properties fo:language="es" fo:country="ES" style:text-underline-style="none" officeooo:rsid="00162a6b"/>
    </style:style>
    <style:style style:name="T45" style:family="text">
      <style:text-properties fo:language="es" fo:country="ES" style:text-underline-style="none" officeooo:rsid="00175aa1"/>
    </style:style>
    <style:style style:name="T46" style:family="text">
      <style:text-properties fo:language="es" fo:country="ES" style:text-underline-style="none" officeooo:rsid="002639c6"/>
    </style:style>
    <style:style style:name="T47" style:family="text">
      <style:text-properties style:font-name="Ubuntu"/>
    </style:style>
    <style:style style:name="T48" style:family="text">
      <style:text-properties style:font-name="Ubuntu" officeooo:rsid="001202b7"/>
    </style:style>
    <style:style style:name="T49" style:family="text">
      <style:text-properties style:font-name="Ubuntu" fo:language="es" fo:country="ES" style:text-underline-style="none"/>
    </style:style>
    <style:style style:name="T50" style:family="text">
      <style:text-properties style:font-name="Ubuntu" fo:language="es" fo:country="ES" style:text-underline-style="none" officeooo:rsid="002639c6"/>
    </style:style>
    <style:style style:name="T51" style:family="text">
      <style:text-properties style:font-name="Ubuntu" officeooo:rsid="00127153"/>
    </style:style>
    <style:style style:name="T52" style:family="text">
      <style:text-properties style:font-name="Ubuntu" officeooo:rsid="0011262f"/>
    </style:style>
    <style:style style:name="T53" style:family="text">
      <style:text-properties style:font-name="Ubuntu" officeooo:rsid="00245306"/>
    </style:style>
    <style:style style:name="T54" style:family="text">
      <style:text-properties style:font-name="Ubuntu" officeooo:rsid="002639c6"/>
    </style:style>
    <style:style style:name="T55" style:family="text">
      <style:text-properties style:font-name="Ubuntu" fo:font-style="normal" style:font-style-asian="normal" style:font-style-complex="normal"/>
    </style:style>
    <style:style style:name="T56" style:family="text">
      <style:text-properties style:font-name="Ubuntu" fo:font-style="normal" officeooo:rsid="003f6e19" style:font-style-asian="normal" style:font-style-complex="normal"/>
    </style:style>
    <style:style style:name="T57" style:family="text">
      <style:text-properties style:font-name="Ubuntu" fo:font-style="normal" officeooo:rsid="003fca57" style:font-style-asian="normal" style:font-style-complex="normal"/>
    </style:style>
    <style:style style:name="T58" style:family="text">
      <style:text-properties style:font-name="Ubuntu" officeooo:rsid="003f6e19"/>
    </style:style>
    <style:style style:name="T59" style:family="text">
      <style:text-properties style:font-name="Ubuntu" officeooo:rsid="00455f9a"/>
    </style:style>
    <style:style style:name="T60" style:family="text">
      <style:text-properties style:font-name="Ubuntu" officeooo:rsid="0041eb5e"/>
    </style:style>
    <style:style style:name="T61" style:family="text">
      <style:text-properties style:font-name="Ubuntu" fo:font-weight="bold" officeooo:rsid="00455f9a" style:font-weight-asian="bold" style:font-weight-complex="bold"/>
    </style:style>
    <style:style style:name="T62" style:family="text">
      <style:text-properties officeooo:rsid="001202b7"/>
    </style:style>
    <style:style style:name="T63" style:family="text">
      <style:text-properties officeooo:rsid="00127153"/>
    </style:style>
    <style:style style:name="T64" style:family="text">
      <style:text-properties fo:color="#069a2e" loext:opacity="100%" fo:language="es" fo:country="ES" style:text-underline-style="none" officeooo:rsid="00162a6b"/>
    </style:style>
    <style:style style:name="T65" style:family="text">
      <style:text-properties fo:color="#069a2e" loext:opacity="100%" fo:language="es" fo:country="ES" style:text-underline-style="none" fo:font-weight="bold" officeooo:rsid="002639c6" style:font-weight-asian="bold" style:font-weight-complex="bold"/>
    </style:style>
    <style:style style:name="T66" style:family="text">
      <style:text-properties fo:color="#069a2e" loext:opacity="100%" fo:language="es" fo:country="ES" style:text-underline-style="none" fo:font-weight="bold" officeooo:rsid="00151daf" style:font-weight-asian="bold" style:font-weight-complex="bold"/>
    </style:style>
    <style:style style:name="T67" style:family="text">
      <style:text-properties fo:color="#069a2e" loext:opacity="100%" fo:language="es" fo:country="ES" style:text-underline-style="none" fo:font-weight="bold" officeooo:rsid="00162a6b" style:font-weight-asian="bold" style:font-weight-complex="bold"/>
    </style:style>
    <style:style style:name="T68" style:family="text">
      <style:text-properties fo:color="#069a2e" loext:opacity="100%" fo:language="es" fo:country="ES" fo:font-style="normal" style:text-underline-style="none" fo:font-weight="bold" style:font-style-asian="normal" style:font-weight-asian="bold" style:font-style-complex="normal" style:font-weight-complex="bold"/>
    </style:style>
    <style:style style:name="T69" style:family="text">
      <style:text-properties fo:color="#069a2e" loext:opacity="100%" style:font-name="Ubuntu" fo:language="es" fo:country="ES" style:text-underline-style="none" fo:font-weight="bold" style:font-weight-asian="bold" style:font-weight-complex="bold"/>
    </style:style>
    <style:style style:name="T70" style:family="text">
      <style:text-properties fo:color="#069a2e" loext:opacity="100%" style:font-name="Ubuntu" fo:language="es" fo:country="ES" style:text-underline-style="none" fo:font-weight="bold" officeooo:rsid="002639c6" style:font-weight-asian="bold" style:font-weight-complex="bold"/>
    </style:style>
    <style:style style:name="T71" style:family="text">
      <style:text-properties fo:color="#069a2e" loext:opacity="100%" style:font-name="Ubuntu" fo:language="es" fo:country="ES" style:text-underline-style="none" fo:font-weight="bold" officeooo:rsid="00373e62" style:font-weight-asian="bold" style:font-weight-complex="bold"/>
    </style:style>
    <style:style style:name="T72" style:family="text">
      <style:text-properties fo:color="#069a2e" loext:opacity="100%" fo:font-weight="bold" style:font-weight-asian="bold" style:font-weight-complex="bold"/>
    </style:style>
    <style:style style:name="T73" style:family="text">
      <style:text-properties fo:color="#069a2e" loext:opacity="100%" fo:font-weight="bold" officeooo:rsid="0028787d" style:font-weight-asian="bold" style:font-weight-complex="bold"/>
    </style:style>
    <style:style style:name="T74" style:family="text">
      <style:text-properties fo:color="#069a2e" loext:opacity="100%" fo:font-weight="bold" officeooo:rsid="002a2aba" style:font-weight-asian="bold" style:font-weight-complex="bold"/>
    </style:style>
    <style:style style:name="T75" style:family="text">
      <style:text-properties fo:color="#069a2e" loext:opacity="100%" fo:font-weight="normal" officeooo:rsid="0028787d" style:font-weight-asian="normal" style:font-weight-complex="normal"/>
    </style:style>
    <style:style style:name="T76" style:family="text">
      <style:text-properties fo:color="#ff0000" loext:opacity="100%" fo:language="es" fo:country="ES" style:text-underline-style="none"/>
    </style:style>
    <style:style style:name="T77" style:family="text">
      <style:text-properties fo:color="#ff0000" loext:opacity="100%" style:font-name="Ubuntu" fo:language="es" fo:country="ES" style:text-underline-style="none"/>
    </style:style>
    <style:style style:name="T78" style:family="text">
      <style:text-properties fo:color="#ff0000" loext:opacity="100%" style:font-name="Ubuntu" fo:language="es" fo:country="ES" style:text-underline-style="none" officeooo:rsid="002639c6"/>
    </style:style>
    <style:style style:name="T79" style:family="text">
      <style:text-properties fo:color="#ff0000" loext:opacity="100%" officeooo:rsid="0028787d"/>
    </style:style>
    <style:style style:name="T80" style:family="text">
      <style:text-properties fo:color="#ff0000" loext:opacity="100%" fo:font-weight="normal" officeooo:rsid="0028787d" style:font-weight-asian="normal" style:font-weight-complex="normal"/>
    </style:style>
    <style:style style:name="T81" style:family="text">
      <style:text-properties fo:color="#ff0000" loext:opacity="100%" officeooo:rsid="002a2aba"/>
    </style:style>
    <style:style style:name="T82" style:family="text">
      <style:text-properties officeooo:rsid="001f39ae"/>
    </style:style>
    <style:style style:name="T83" style:family="text">
      <style:text-properties officeooo:rsid="0011262f"/>
    </style:style>
    <style:style style:name="T84" style:family="text">
      <style:text-properties style:text-underline-style="none" officeooo:rsid="001d2769"/>
    </style:style>
    <style:style style:name="T85" style:family="text">
      <style:text-properties style:text-underline-style="none" officeooo:rsid="00212126"/>
    </style:style>
    <style:style style:name="T86" style:family="text">
      <style:text-properties style:text-underline-style="none" officeooo:rsid="003408e2"/>
    </style:style>
    <style:style style:name="T87" style:family="text">
      <style:text-properties style:text-underline-style="none" officeooo:rsid="003ba7fe"/>
    </style:style>
    <style:style style:name="T88" style:family="text">
      <style:text-properties officeooo:rsid="00245306"/>
    </style:style>
    <style:style style:name="T89" style:family="text">
      <style:text-properties fo:color="#666666" loext:opacity="100%"/>
    </style:style>
    <style:style style:name="T90" style:family="text">
      <style:text-properties fo:color="#666666" loext:opacity="100%" fo:language="es" fo:country="ES" style:text-underline-style="none"/>
    </style:style>
    <style:style style:name="T91" style:family="text">
      <style:text-properties fo:color="#666666" loext:opacity="100%" style:font-name="Ubuntu"/>
    </style:style>
    <style:style style:name="T92" style:family="text">
      <style:text-properties fo:color="#666666" loext:opacity="100%" style:font-name="Ubuntu" fo:language="es" fo:country="ES" style:text-underline-style="none"/>
    </style:style>
    <style:style style:name="T93" style:family="text">
      <style:text-properties fo:color="#666666" loext:opacity="100%" style:font-name="Ubuntu" officeooo:rsid="00245306"/>
    </style:style>
    <style:style style:name="T94" style:family="text">
      <style:text-properties officeooo:rsid="0028787d"/>
    </style:style>
    <style:style style:name="T95" style:family="text">
      <style:text-properties officeooo:rsid="002a2aba"/>
    </style:style>
    <style:style style:name="T96" style:family="text">
      <style:text-properties officeooo:rsid="002d2892"/>
    </style:style>
    <style:style style:name="T97" style:family="text">
      <style:text-properties officeooo:rsid="002edfaf"/>
    </style:style>
    <style:style style:name="T98" style:family="text">
      <style:text-properties officeooo:rsid="0032374f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officeooo:rsid="003c0a5e"/>
    </style:style>
    <style:style style:name="T101" style:family="text">
      <style:text-properties officeooo:rsid="0041eb5e"/>
    </style:style>
    <style:style style:name="T102" style:family="text">
      <style:text-properties officeooo:rsid="00440925"/>
    </style:style>
    <style:style style:name="T103" style:family="text">
      <style:text-properties officeooo:rsid="00442eae"/>
    </style:style>
    <style:style style:name="T104" style:family="text">
      <style:text-properties officeooo:rsid="00455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COMANDOS <text:span text:style-name="T82">My</text:span>SQL</text:p>
      <text:p text:style-name="P3"/>
      <text:p text:style-name="P24">LOS COMANDOS SE PUEDEN ESCRIBIR EN MAY<text:span text:style-name="T47">ÚSCULA O EN MINÚSCULA, DA IGUAL!!!</text:span></text:p>
      <text:h text:style-name="P26" text:outline-level="2">Comando para acceder a MySQL <text:span text:style-name="T97">desde clientes</text:span></text:h>
      <text:p text:style-name="P13"><text:span text:style-name="T96">s</text:span>udo mysql -u alvaro -p -h 192.168.121.90</text:p>
      <text:p text:style-name="P63">Contraseña: Alumne1234!</text:p>
      <text:p text:style-name="P63"/>
      <text:p text:style-name="P64"><text:span text:style-name="T3">SHOW DATABASES</text:span>; → <text:span text:style-name="T100">mostrar las bases de datos</text:span></text:p>
      <text:p text:style-name="P65"><text:span text:style-name="T3">SHOW TABLES</text:span>; → mostrar las tablas dentro de una base de datos</text:p>
      <text:p text:style-name="P65"/>
      <text:h text:style-name="P27" text:outline-level="2">CREAR BBDD Y TABLAS</text:h>
      <text:p text:style-name="Text_20_body"/>
      <text:p text:style-name="P12"><text:span text:style-name="T12">CREATE DATABASE</text:span><text:span text:style-name="T42"> [</text:span><text:span text:style-name="T31">nombredb]; → crear base de datos.</text:span></text:p>
      <text:p text:style-name="Horizontal_20_Line"/>
      <text:p text:style-name="P12"><text:span text:style-name="T12">USE</text:span><text:span text:style-name="T42"> </text:span><text:span text:style-name="T31">[nombredb]; → </text:span><text:span text:style-name="T33">seleccionar </text:span><text:span text:style-name="T31">la base de datos.</text:span></text:p>
      <text:p text:style-name="Horizontal_20_Line"/>
      <text:p text:style-name="P12"><text:span text:style-name="T12">CREATE TABLE</text:span><text:span text:style-name="T42"> [nombre]; → crear tabla.</text:span></text:p>
      <text:p text:style-name="Horizontal_20_Line"/>
      <text:p text:style-name="P14"><text:span text:style-name="T14">ALTER TABLE </text:span><text:span text:style-name="T84">[tabla] </text:span><text:span text:style-name="T14">ADD</text:span><text:span text:style-name="T34">|</text:span><text:span text:style-name="T14">DELETE</text:span><text:span text:style-name="T35">|</text:span><text:span text:style-name="T15">MODIFY</text:span><text:span text:style-name="T14"> </text:span><text:span text:style-name="T84">[columna] [tipo-dato] </text:span><text:span text:style-name="T87">[constraint]</text:span><text:span text:style-name="T84">; → </text:span><text:span text:style-name="T85">añade/</text:span><text:span text:style-name="T86">elimina/</text:span><text:span text:style-name="T87">modifica</text:span><text:span text:style-name="T85"> una columna de tipo [tipo-dato] a la tabla.</text:span></text:p>
      <text:p text:style-name="Horizontal_20_Line"/>
      <text:p text:style-name="P16">Se puede crear una tabla con sus columnas en una l<text:span text:style-name="T47">ínea</text:span></text:p>
      <text:p text:style-name="P16"><text:span text:style-name="T3">CREATE TABLE</text:span> [nombre] (</text:p>
      <text:p text:style-name="P16"><text:tab/>[columna1] [tipo-dato],</text:p>
      <text:p text:style-name="P16"><text:tab/>[columna2] [tipo-dato],</text:p>
      <text:p text:style-name="P16"><text:tab/>[columna3] [tipo-dato]</text:p>
      <text:p text:style-name="P16">);</text:p>
      <text:p text:style-name="P32"/>
      <text:p text:style-name="P38"><text:span text:style-name="T3">DESC</text:span> [tabla]; → muestra las columnas de la tabla y sus tipos de datos</text:p>
      <text:p text:style-name="P32"><text:soft-page-break/></text:p>
      <text:h text:style-name="P29" text:outline-level="3">Tipos de datos:</text:h>
      <text:p text:style-name="P15"><text:span text:style-name="T66">I</text:span><text:span text:style-name="T67">NT</text:span><text:span text:style-name="T64"> </text:span><text:span text:style-name="T44">→ números del </text:span><text:span text:style-name="T43">-2147483648 </text:span><text:span text:style-name="T45">al</text:span><text:span text:style-name="T43"> 2147483647.</text:span></text:p>
      <text:p text:style-name="P20"><text:span text:style-name="T90">Ejemplo:</text:span><text:span text:style-name="T43"> <text:s/></text:span><text:span text:style-name="T13">ALTER TABLE</text:span><text:span text:style-name="T43"> </text:span><text:span text:style-name="T46">Miembros</text:span><text:span text:style-name="T43"> </text:span><text:span text:style-name="T13">ADD</text:span><text:span text:style-name="T43"> </text:span><text:span text:style-name="T46">Edad</text:span><text:span text:style-name="T43"> </text:span><text:span text:style-name="T65">INT</text:span><text:span text:style-name="T32">;</text:span></text:p>
      <text:p text:style-name="P21"><text:span text:style-name="T68"/></text:p>
      <text:p text:style-name="P21"><text:span text:style-name="T68">VARCHAR</text:span><text:span text:style-name="T43">(</text:span><text:span text:style-name="T76">nº</text:span><text:span text:style-name="T43">) → cadena de caracteres</text:span><text:span text:style-name="T49"> (letras, números y símbolos) de un cierto tamaño especificado en (</text:span><text:span text:style-name="T77">nº</text:span><text:span text:style-name="T49">).</text:span></text:p>
      <text:p text:style-name="P58"><text:span text:style-name="T92">Ejemplo:</text:span><text:span text:style-name="T49"> </text:span><text:span text:style-name="T16">ALTER TABLE</text:span><text:span text:style-name="T49"> Miembros </text:span><text:span text:style-name="T16">ADD</text:span><text:span text:style-name="T49"> DNI </text:span><text:span text:style-name="T69">VARCHAR</text:span><text:span text:style-name="T49">(</text:span><text:span text:style-name="T77">10</text:span><text:span text:style-name="T49">);</text:span></text:p>
      <text:p text:style-name="P58"><text:span text:style-name="T49"/></text:p>
      <text:p text:style-name="P61"><text:span text:style-name="T69">BLOB</text:span><text:span text:style-name="T49">(</text:span><text:span text:style-name="T77">nº</text:span><text:span text:style-name="T49">) → siglas de “objeto binario grande” en inglés, se usa para guardar archivos multimedia, como imágenes. puede guardar hasta 65535 bytes de datos.</text:span></text:p>
      <text:p text:style-name="P61"><text:span text:style-name="T69">MEDIUMBLOB</text:span><text:span text:style-name="T49"> → puede guardar hasta 16.777.215 bytes de datos (16 MB).</text:span></text:p>
      <text:p text:style-name="P61"><text:span text:style-name="T69">LONGBLOB</text:span><text:span text:style-name="T49"> → puede guardar hasta 4.294.967.295 bytes de datos (4 GB).</text:span></text:p>
      <text:p text:style-name="P59"><text:span text:style-name="T92">Ejemplo:</text:span><text:span text:style-name="T49"> </text:span><text:span text:style-name="T16">ALTER TABLE</text:span><text:span text:style-name="T49"> Miembros </text:span><text:span text:style-name="T16">ADD </text:span><text:span text:style-name="T38">FotoPerfil </text:span><text:span text:style-name="T71">MEDIUMBLOB</text:span><text:span text:style-name="T38">;</text:span></text:p>
      <text:p text:style-name="P61"><text:span text:style-name="T49"/></text:p>
      <text:p text:style-name="P61"><text:span text:style-name="T72">DATE</text:span> → guarda fechas en formato AAAA-MM-DD</text:p>
      <text:p text:style-name="P59"><text:span text:style-name="T92">Ejemplo:</text:span><text:span text:style-name="T49"> </text:span><text:span text:style-name="T16">ALTER TABLE</text:span><text:span text:style-name="T49"> Miembros </text:span><text:span text:style-name="T16">ADD </text:span><text:span text:style-name="T38">FechaNacimiento </text:span><text:span text:style-name="T71">DATE</text:span><text:span text:style-name="T38">;</text:span></text:p>
      <text:p text:style-name="P62"/>
      <text:h text:style-name="P30" text:outline-level="3">Constraints</text:h>
      <text:p text:style-name="P20">Sirven para especificar reglas para los datos de una tabla</text:p>
      <text:p text:style-name="P20"/>
      <text:p text:style-name="P9"><text:span text:style-name="T3">NOT NULL</text:span> → obliga a la columna a no tener valores nulos. </text:p>
      <text:p text:style-name="P22"><text:span text:style-name="T89">Ejemplo:</text:span> <text:span text:style-name="T17">ALTER TABLE</text:span><text:span text:style-name="T50"> Miembros </text:span><text:span text:style-name="T17">ADD </text:span><text:span text:style-name="T94">Nombre </text:span><text:span text:style-name="T73">VARCHAR</text:span><text:span text:style-name="T94">(</text:span><text:span text:style-name="T79">30</text:span><text:span text:style-name="T94">) </text:span><text:span text:style-name="T8">NOT NULL</text:span><text:span text:style-name="T36">;</text:span></text:p>
      <text:p text:style-name="P22"><text:span text:style-name="T36"/></text:p>
      <text:p text:style-name="P9"><text:span text:style-name="T3">UNIQUE</text:span><text:span text:style-name="T1"> </text:span>→ obliga a que los valores de una columna no se repitan</text:p>
      <text:p text:style-name="P22"><text:span text:style-name="T89">Ejemplo:</text:span> <text:span text:style-name="T17">ALTER TABLE</text:span><text:span text:style-name="T50"> Miembros </text:span><text:span text:style-name="T17">ADD </text:span><text:span text:style-name="T94">Telefono</text:span><text:span text:style-name="T73"> INT</text:span><text:span text:style-name="T94"> </text:span><text:span text:style-name="T8">UNIQUE</text:span><text:span text:style-name="T28">;</text:span></text:p>
      <text:p text:style-name="P22"><text:span text:style-name="T28"/></text:p>
      <text:p text:style-name="P9"><text:span text:style-name="T3">PRIMARY KEY</text:span> → identificador <text:span text:style-name="T47">único para </text:span><text:span text:style-name="T53">cada</text:span><text:span text:style-name="T47"> fila de una tabla, </text:span><text:span text:style-name="T53">combinación de NOT NULL y UNIQUE</text:span></text:p>
      <text:p text:style-name="P23"><text:span text:style-name="T93">E</text:span><text:span text:style-name="T91">jemplo:</text:span><text:span text:style-name="T47"> </text:span><text:span text:style-name="T17">ALTER TABLE</text:span><text:span text:style-name="T50"> Miembros </text:span><text:span text:style-name="T17">ADD </text:span><text:span text:style-name="T16">PRIMARY KEY </text:span><text:span text:style-name="T37">(DNI);</text:span></text:p>
      <text:p text:style-name="P23"><text:span text:style-name="T37"/></text:p>
      <text:p text:style-name="P9"><text:soft-page-break/><text:span text:style-name="T3">FOREIGN KEY</text:span> → <text:span text:style-name="T88">se usa para relacionar una columna de una tabla con la PRIMARY KEY de otra tabla</text:span></text:p>
      <text:p text:style-name="P7">Ejemplo: <text:span text:style-name="T18">ALTER TABLE</text:span><text:span text:style-name="T54"> Miembros </text:span><text:span text:style-name="T18">ADD </text:span><text:span text:style-name="T3">FOREIGN KEY</text:span> (Email) <text:span text:style-name="T3">REFERENCES </text:span>Cuentas(Email);</text:p>
      <text:p text:style-name="P4"/>
      <text:p text:style-name="P47">AUTO_INCREMENT → con esta <text:span text:style-name="T47">palabra clave el campo empieza en 1 y por cada entrada nueva incrementa por 1</text:span></text:p>
      <text:p text:style-name="P48"><text:span text:style-name="T89">Ejemplo:</text:span> <text:span text:style-name="T18">ALTER TABLE</text:span><text:span text:style-name="T54"> Miembros </text:span><text:span text:style-name="T18">ADD</text:span><text:span text:style-name="T39"> </text:span><text:span text:style-name="T40">ID</text:span><text:span text:style-name="T28"> </text:span><text:span text:style-name="T73">INT</text:span><text:span text:style-name="T94"> </text:span><text:span text:style-name="T11">NOT NULL </text:span><text:span text:style-name="T30">AUTO_INCREMENT</text:span><text:span text:style-name="T28">;</text:span></text:p>
      <text:p text:style-name="P4"/>
      <text:p text:style-name="P57">Ejemplo de creaci<text:span text:style-name="T47">ón de una tabla:</text:span></text:p>
      <text:p text:style-name="P17"><text:span text:style-name="T3">CREATE TABLE</text:span> <text:span text:style-name="T88">Miembros</text:span> (</text:p>
      <text:p text:style-name="P18"><text:tab/><text:span text:style-name="T50">DNI </text:span><text:span text:style-name="T70">VARCHAR</text:span><text:span text:style-name="T50">(</text:span><text:span text:style-name="T78">10</text:span><text:span text:style-name="T50">)</text:span>,</text:p>
      <text:p text:style-name="P19"><text:tab/><text:span text:style-name="T94">Nombre </text:span><text:span text:style-name="T73">VARCHAR</text:span><text:span text:style-name="T94">(</text:span><text:span text:style-name="T79">30</text:span><text:span text:style-name="T94">) </text:span><text:span text:style-name="T8">NOT NULL</text:span><text:span text:style-name="T28">,</text:span></text:p>
      <text:p text:style-name="P19"><text:span text:style-name="T28"><text:tab/></text:span><text:span text:style-name="T29">Apellido</text:span><text:span text:style-name="T28"> </text:span><text:span text:style-name="T73">VARCHAR</text:span><text:span text:style-name="T28">(</text:span><text:span text:style-name="T80">30</text:span><text:span text:style-name="T28">) </text:span><text:span text:style-name="T8">NOT NULL</text:span><text:span text:style-name="T28">,</text:span></text:p>
      <text:p text:style-name="P19"><text:tab/><text:span text:style-name="T94">Telefono</text:span><text:span text:style-name="T73"> INT</text:span><text:span text:style-name="T94"> </text:span><text:span text:style-name="T8">UNIQUE</text:span>,</text:p>
      <text:p text:style-name="P19"><text:tab/><text:span text:style-name="T95">Email </text:span><text:span text:style-name="T74">VARCHAR</text:span><text:span text:style-name="T95">(</text:span><text:span text:style-name="T81">50</text:span><text:span text:style-name="T95">),</text:span></text:p>
      <text:p text:style-name="P19"><text:tab/><text:span text:style-name="T9">PRIMARY KEY</text:span><text:span text:style-name="T95"> (DNI),</text:span></text:p>
      <text:p text:style-name="P19"><text:tab/><text:span text:style-name="T9">FOREIGN KEY</text:span><text:span text:style-name="T95"> (Email) </text:span><text:span text:style-name="T9">REFERENCES </text:span><text:span text:style-name="T95">Cuentas(Email)</text:span></text:p>
      <text:p text:style-name="P6">);</text:p>
      <text:p text:style-name="P5"/>
      <text:p text:style-name="P5"/>
      <text:h text:style-name="P28" text:outline-level="2">Leer datos de la BBDD</text:h>
      <text:p text:style-name="P8"/>
      <text:p text:style-name="P3"><text:span text:style-name="T3">SELECT</text:span><text:span text:style-name="T1"> </text:span>[columna1, columna2...] <text:span text:style-name="T3">FROM</text:span><text:span text:style-name="T1"> </text:span>[tabla]; → <text:span text:style-name="T26">leer contenidos de las columnas especificadas.</text:span></text:p>
      <text:p text:style-name="Horizontal_20_Line"/>
      <text:p text:style-name="P3"><text:span text:style-name="T3">SELECT</text:span><text:span text:style-name="T1"> </text:span><text:span text:style-name="T27">*</text:span><text:span text:style-name="T1"> </text:span><text:span text:style-name="T4">FROM</text:span><text:span text:style-name="T2"> </text:span>[tabla]; → leer tod<text:span text:style-name="T26">as las columnas.</text:span></text:p>
      <text:p text:style-name="Horizontal_20_Line"/>
      <text:p text:style-name="P11"><text:span text:style-name="T12">SELECT DISTINCT</text:span><text:span text:style-name="T42"> [columna] </text:span><text:span text:style-name="T12">FROM </text:span><text:span text:style-name="T42">[tabla]; → leer todos los diferentes valores de [columna].</text:span></text:p>
      <text:p text:style-name="Horizontal_20_Line"/>
      <text:p text:style-name="P10"><text:soft-page-break/><text:span text:style-name="T7">SELECT</text:span><text:span text:style-name="T83"> [columna] </text:span><text:span text:style-name="T7">FROM </text:span><text:span text:style-name="T83">[tabla] </text:span><text:span text:style-name="T7">WHERE</text:span><text:span text:style-name="T83"> [condici</text:span><text:span text:style-name="T52">ón</text:span><text:span text:style-name="T83">]; → lee solo los valores de [columna] que cumplen la condici</text:span><text:span text:style-name="T52">ón.</text:span></text:p>
      <text:p text:style-name="Horizontal_20_Line"/>
      <text:p text:style-name="P1"><text:span text:style-name="T7">SELECT</text:span><text:span text:style-name="T83"> [columna] </text:span><text:span text:style-name="T7">FROM </text:span><text:span text:style-name="T83">[tabla] </text:span><text:span text:style-name="T7">WHERE</text:span><text:span text:style-name="T83"> [condici</text:span><text:span text:style-name="T52">ón</text:span><text:span text:style-name="T48">1</text:span><text:span text:style-name="T83">] </text:span><text:span text:style-name="T5">AND</text:span><text:span text:style-name="T62"> [condición2]; → lee </text:span><text:span text:style-name="T83">solo los valores de [columna]</text:span><text:span text:style-name="T62"> que cumplan las dos condiciones.</text:span></text:p>
      <text:p text:style-name="Horizontal_20_Line"/>
      <text:p text:style-name="P2"><text:span text:style-name="T7">SELECT</text:span><text:span text:style-name="T83"> [columna] </text:span><text:span text:style-name="T7">FROM </text:span><text:span text:style-name="T83">[tabla] </text:span><text:span text:style-name="T7">WHERE</text:span><text:span text:style-name="T83"> [condici</text:span><text:span text:style-name="T52">ón</text:span><text:span text:style-name="T48">1</text:span><text:span text:style-name="T83">] </text:span><text:span text:style-name="T6">OR</text:span><text:span text:style-name="T62"> [condición2]; → </text:span><text:span text:style-name="T63">lee </text:span><text:span text:style-name="T83">solo los valores de [columna] </text:span><text:span text:style-name="T63">que cumplen al menos una de las condiciones.</text:span></text:p>
      <text:p text:style-name="Horizontal_20_Line"/>
      <text:p text:style-name="P2"><text:span text:style-name="T7">SELECT</text:span><text:span text:style-name="T83"> [columna] </text:span><text:span text:style-name="T7">FROM </text:span><text:span text:style-name="T83">[tabla] </text:span><text:span text:style-name="T7">WHERE </text:span><text:span text:style-name="T6">NOT</text:span><text:span text:style-name="T83"> [condici</text:span><text:span text:style-name="T52">ón</text:span><text:span text:style-name="T48">1</text:span><text:span text:style-name="T83">]; → </text:span><text:span text:style-name="T62">lee </text:span><text:span text:style-name="T83">solo los valores de [columna]</text:span><text:span text:style-name="T62"> </text:span><text:span text:style-name="T98">que </text:span><text:span text:style-name="T63">no cumplan la condici</text:span><text:span text:style-name="T51">ón.</text:span></text:p>
      <text:p text:style-name="P2"><text:span text:style-name="T51"/></text:p>
      <text:p text:style-name="P45"><text:span text:style-name="T51">L</text:span><text:span text:style-name="T47">os operadores AND, OR y NOT se pueden combinar</text:span></text:p>
      <text:p text:style-name="Horizontal_20_Line"/>
      <text:p text:style-name="P49"><text:span text:style-name="T3">SELECT</text:span> [columna] <text:span text:style-name="T3">FROM</text:span> [tabla]<text:span text:style-name="T3"> WHERE</text:span> [condici<text:span text:style-name="T47">ón</text:span>] <text:span text:style-name="T3">LIMIT </text:span><text:span text:style-name="T47">[número]; → hace que la consulta solo devuelva [número] filas.</text:span></text:p>
      <text:p text:style-name="P43"/>
      <text:p text:style-name="P50"><text:span text:style-name="T3">SELECT</text:span> [columna<text:span text:style-name="T101">1, columna2</text:span>] <text:span text:style-name="T3">FROM</text:span> [tabla] <text:span text:style-name="T3">ORDER BY</text:span> <text:span text:style-name="T101">[columna3]; → ordena las filas de acuerdo con los valores de [columna3], por defecto de forma ascendente (A-Z, 1-9). </text:span></text:p>
      <text:p text:style-name="P50"><text:span text:style-name="T101">para ordenar de forma descendente (Z-A, 9-1), se especifica </text:span><text:span text:style-name="T10">DESC</text:span><text:span text:style-name="T101"> al final.</text:span></text:p>
      <text:p text:style-name="P43"/>
      <text:p text:style-name="P52">Se puede ordenar con varias columnas</text:p>
      <text:p text:style-name="P50"><text:span text:style-name="T3">SELECT</text:span> [columna<text:span text:style-name="T101">1, columna2</text:span>] <text:span text:style-name="T3">FROM</text:span> [tabla] <text:span text:style-name="T3">ORDER BY</text:span> <text:span text:style-name="T101">[columna3, columna4];</text:span></text:p>
      <text:p text:style-name="P43"/>
      <text:p text:style-name="P53">se <text:span text:style-name="T102">pueden </text:span><text:span text:style-name="T104">mezclar </text:span><text:span text:style-name="T59">órdenes ascendientes y descendientes, en este caso siempre hay que indicar el orden</text:span></text:p>
      <text:p text:style-name="P51"><text:span text:style-name="T20">SELECT</text:span><text:span text:style-name="T59"> [columna</text:span><text:span text:style-name="T60">1, columna2</text:span><text:span text:style-name="T59">] </text:span><text:span text:style-name="T20">FROM</text:span><text:span text:style-name="T59"> [tabla] </text:span><text:span text:style-name="T20">ORDER BY</text:span><text:span text:style-name="T59"> </text:span><text:span text:style-name="T60">[columna3</text:span><text:span text:style-name="T59">] </text:span><text:span text:style-name="T20">ASC</text:span><text:span text:style-name="T60">, </text:span><text:span text:style-name="T59">[</text:span><text:span text:style-name="T60">columna4] </text:span><text:span text:style-name="T20">DESC</text:span><text:span text:style-name="T60">;</text:span></text:p>
      <text:p text:style-name="P43"/>
      <text:p text:style-name="P43"/>
      <text:h text:style-name="P31" text:outline-level="3">INSERTAR DATOS A LA BBDD</text:h>
      <text:p text:style-name="P33"><text:span text:style-name="T99"/></text:p>
      <text:p text:style-name="P34"><text:soft-page-break/><text:span text:style-name="T25">INSERT INTO</text:span><text:span text:style-name="T99"> [tabla] (columna1, columna2, columna3) </text:span><text:span text:style-name="T25">VALUES</text:span><text:span text:style-name="T99"> (valor1, valor2, valor3); → inserta los valores especificados en las columnas en el orden en el que se han escrito.</text:span></text:p>
      <text:p text:style-name="P34"><text:span text:style-name="T99">(valor1 → columna1, valor2 → columna2…)</text:span></text:p>
      <text:p text:style-name="P34"><text:span text:style-name="T99"/></text:p>
      <text:p text:style-name="P34"><text:span text:style-name="T99">si se añaden valores a todas las columnas no hace falta especificar los nombres de las columnas.</text:span></text:p>
      <text:p text:style-name="P34"><text:span text:style-name="T25">INSERT INTO</text:span><text:span text:style-name="T99"> [tabla] </text:span><text:span text:style-name="T25">VALUES </text:span><text:span text:style-name="T99">(valor1, valor2, valor3, valor4, valor5);</text:span></text:p>
      <text:p text:style-name="P35"><text:span text:style-name="T99">si una columna est</text:span><text:span text:style-name="T55">á configurada como auto-incrementar, no hay que especificarle valor.</text:span></text:p>
      <text:p text:style-name="P36"><text:span text:style-name="T55"/></text:p>
      <text:p text:style-name="P36"><text:span text:style-name="T55"/></text:p>
      <text:h text:style-name="P31" text:outline-level="3">MODIFICAR DATOS EN LA BBDD</text:h>
      <text:p text:style-name="P37"><text:span text:style-name="T55"/></text:p>
      <text:p text:style-name="P39"><text:span text:style-name="T21">UPDATE</text:span><text:span text:style-name="T55"> [tabla] </text:span><text:span text:style-name="T21">SET</text:span><text:span text:style-name="T55"> [columna1]=[valor1], [columna2]=[valor2] </text:span><text:span text:style-name="T21">WHERE</text:span><text:span text:style-name="T55"> [condición];</text:span></text:p>
      <text:p text:style-name="P39"><text:span text:style-name="T55">→ </text:span><text:span text:style-name="T56">actualiza las columnas con los valores especificados en las filas en las que se cumpla la condición. </text:span></text:p>
      <text:p text:style-name="P39"><text:span text:style-name="T56"/></text:p>
      <text:p text:style-name="P39"><text:span text:style-name="T56">si no se pone el WHERE, se actualizan todos los datos de la columna.</text:span></text:p>
      <text:p text:style-name="P39"><text:span text:style-name="T56"/></text:p>
      <text:p text:style-name="P39"><text:span text:style-name="T56"/></text:p>
      <text:h text:style-name="P31" text:outline-level="3"><text:span text:style-name="T58">B</text:span><text:span text:style-name="T47">ORRAR DATOS DE LA BBDD</text:span></text:h>
      <text:p text:style-name="P39"><text:span text:style-name="T56"/></text:p>
      <text:p text:style-name="P40"><text:span text:style-name="T21">DELETE FROM</text:span><text:span text:style-name="T55"> [tabla] </text:span><text:span text:style-name="T21">WHERE</text:span><text:span text:style-name="T55"> [condición]; → borra todas las columnas de las filas donde se cumpla la condición especificada.</text:span></text:p>
      <text:p text:style-name="P40"><text:span text:style-name="T55"/></text:p>
      <text:p text:style-name="P40"><text:span text:style-name="T57">s</text:span><text:span text:style-name="T55">i no se pone el </text:span><text:span text:style-name="T21">WHERE</text:span><text:span text:style-name="T55">, se borran todos los datos de la tabla, sin borrar la misma tabla</text:span></text:p>
      <text:p text:style-name="P41"><text:span text:style-name="T21">DELETE FROM </text:span><text:span text:style-name="T55">[tabla]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Ubuntu" fo:font-family="Ubuntu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6P0" style:volatile="true">
      <number:number number:decimal-places="0" number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6">
      <number:text>-</number:text>
      <number:number number:decimal-places="0" number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6P0"/>
    </number:currency-style>
    <number:currency-style style:name="N105P0" style:volatile="true">
      <number:number number:decimal-places="0" number:min-decimal-places="0" number:min-integer-digits="1" number:grouping="true"/>
      <number:text> </number:text>
      <number:currency-symbol number:language="ca" number:country="ES">₧</number:currency-symbol>
    </number:currency-style>
    <number:currency-style style:name="N10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a" number:country="ES">₧</number:currency-symbol>
      <style:map style:condition="value()&gt;=0" style:apply-style-name="N105P0"/>
    </number:currency-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9:27:58.179562435</meta:creation-date>
    <dc:date>2024-04-05T19:01:14.856222571</dc:date>
    <meta:editing-duration>PT4H14M43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5" meta:paragraph-count="83" meta:word-count="797" meta:character-count="5012" meta:non-whitespace-character-count="4284"/>
  </office:meta>
</office:document-meta>
</file>